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9cm" fo:padding-bottom="0.139cm" fo:padding-left="0.276cm" fo:padding-right="0.276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draw:fill="none"/>
    </style:style>
    <style:style style:name="gr12" style:family="graphic">
      <style:graphic-properties style:protect="size"/>
    </style:style>
    <style:style style:name="gr1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271cm" fo:padding-right="0.271cm" fo:wrap-option="wrap"/>
    </style:style>
    <style:style style:name="gr2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732cm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516cm" fo:min-width="0cm" fo:padding-top="0cm" fo:padding-bottom="0cm" fo:padding-left="0cm" fo:padding-right="0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87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2%" fo:text-indent="0cm" style:punctuation-wrap="hanging" style:line-break="strict"/>
    </style:style>
    <style:style style:name="P2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line-height="93%" fo:text-align="end" fo:text-indent="0cm" style:punctuation-wrap="hanging" style:line-break="strict"/>
    </style:style>
    <style:style style:name="P6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margin-top="0.176cm" fo:margin-bottom="0cm" fo:line-height="70%" fo:text-indent="0cm" style:punctuation-wrap="hanging" style:line-break="strict"/>
      <style:text-properties fo:font-size="18pt"/>
    </style:style>
    <style:style style:name="P10" style:family="paragraph">
      <style:paragraph-properties fo:margin-left="0cm" fo:margin-right="0cm" fo:margin-top="0.246cm" fo:margin-bottom="0cm" fo:line-height="92%" fo:text-align="start" fo:text-indent="0cm" style:punctuation-wrap="hanging" style:line-break="strict" style:writing-mode="lr-tb"/>
      <style:text-properties fo:font-size="18pt"/>
    </style:style>
    <style:style style:name="P11" style:family="paragraph">
      <style:paragraph-properties fo:margin-left="0.789cm" fo:margin-right="0cm" fo:margin-top="0.282cm" fo:margin-bottom="0cm" fo:line-height="92%" fo:text-indent="-0.789cm" style:punctuation-wrap="hanging" style:line-break="strict" style:writing-mode="lr-tb"/>
      <style:text-properties fo:font-size="18pt"/>
    </style:style>
    <style:style style:name="P12" style:family="paragraph">
      <style:paragraph-properties fo:margin-left="0.789cm" fo:margin-right="0cm" fo:margin-top="0.105cm" fo:margin-bottom="0cm" fo:line-height="70%" fo:text-indent="-0.789cm" style:punctuation-wrap="hanging" style:line-break="strict" style:writing-mode="lr-tb"/>
      <style:text-properties fo:font-size="18pt"/>
    </style:style>
    <style:style style:name="P13" style:family="paragraph">
      <style:paragraph-properties fo:margin-left="0cm" fo:margin-right="0cm" fo:margin-top="0.176cm" fo:margin-bottom="0cm" fo:line-height="70%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line-height="102%" fo:text-indent="0cm" style:punctuation-wrap="hanging" style:line-break="strict"/>
      <style:text-properties fo:font-size="18pt"/>
    </style:style>
    <style:style style:name="P15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16" style:family="paragraph">
      <style:paragraph-properties fo:margin-left="0.599cm" fo:margin-right="0cm" fo:margin-top="0cm" fo:margin-bottom="0cm" fo:line-height="102%" fo:text-indent="-0.599cm" style:punctuation-wrap="simple" style:line-break="normal"/>
    </style:style>
    <style:style style:name="P17" style:family="paragraph">
      <style:paragraph-properties fo:margin-left="0cm" fo:margin-right="0cm" fo:line-height="93%" fo:text-align="end" fo:text-indent="0cm" style:punctuation-wrap="hanging" style:line-break="strict"/>
      <style:text-properties fo:font-size="18pt"/>
    </style:style>
    <style:style style:name="P18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19" style:family="paragraph">
      <style:paragraph-properties fo:margin-left="0.789cm" fo:margin-right="0cm" fo:margin-top="0.158cm" fo:margin-bottom="0cm" fo:line-height="80%" fo:text-indent="-0.789cm" style:punctuation-wrap="hanging" style:line-break="strict"/>
    </style:style>
    <style:style style:name="P20" style:family="paragraph">
      <style:paragraph-properties fo:margin-left="0cm" fo:margin-right="0cm" fo:margin-top="0.158cm" fo:margin-bottom="0cm" fo:line-height="80%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.599cm" fo:margin-right="0cm" fo:margin-top="0.361cm" fo:margin-bottom="0.299cm" fo:text-indent="-0.599cm" style:punctuation-wrap="simple" style:line-break="normal"/>
    </style:style>
    <style:style style:name="P23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24" style:family="paragraph">
      <style:paragraph-properties fo:margin-left="0.895cm" fo:margin-right="0cm" fo:margin-top="0.141cm" fo:margin-bottom="0cm" fo:line-height="102%" fo:text-indent="-0.895cm" style:punctuation-wrap="hanging" style:line-break="strict" style:writing-mode="lr-tb"/>
    </style:style>
    <style:style style:name="P25" style:family="paragraph">
      <style:paragraph-properties fo:margin-left="0.789cm" fo:margin-right="0cm" fo:margin-top="0.282cm" fo:margin-bottom="0cm" fo:line-height="92%" fo:text-indent="-0.789cm" style:punctuation-wrap="hanging" style:line-break="strict" style:writing-mode="lr-tb"/>
    </style:style>
    <style:style style:name="P26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27" style:family="paragraph">
      <style:paragraph-properties fo:margin-left="0.895cm" fo:margin-right="0cm" fo:margin-top="0.158cm" fo:margin-bottom="0cm" fo:line-height="102%" fo:text-align="start" fo:text-indent="-0.895cm" style:punctuation-wrap="hanging" style:line-break="strict" style:writing-mode="lr-tb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color="#000000" fo:font-size="18pt"/>
    </style:style>
    <style:style style:name="P30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31" style:family="paragraph">
      <style:paragraph-properties fo:margin-left="0cm" fo:margin-right="0cm" fo:margin-top="0.176cm" fo:margin-bottom="0cm" fo:line-height="8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2" style:family="paragraph">
      <style:paragraph-properties fo:margin-left="0cm" fo:margin-right="0cm" fo:margin-top="0.176cm" fo:margin-bottom="0cm" fo:line-height="80%" fo:text-align="start" fo:text-indent="0cm" style:punctuation-wrap="hanging" style:line-break="strict"/>
    </style:style>
    <style:style style:name="P33" style:family="paragraph">
      <style:paragraph-properties fo:margin-left="0cm" fo:margin-right="0cm" fo:margin-top="0.176cm" fo:margin-bottom="0cm" fo:line-height="80%" fo:text-indent="0cm" style:punctuation-wrap="hanging" style:line-break="strict" style:writing-mode="lr-tb" style:font-independent-line-spacing="true"/>
      <style:text-properties fo:font-size="18pt"/>
    </style:style>
    <style:style style:name="P34" style:family="paragraph">
      <style:paragraph-properties fo:margin-left="0cm" fo:margin-right="0cm" fo:margin-top="0.158cm" fo:margin-bottom="0cm" fo:line-height="102%" fo:text-indent="0cm" style:punctuation-wrap="hanging" style:line-break="strict"/>
      <style:text-properties fo:font-size="18pt"/>
    </style:style>
    <style:style style:name="P35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  <style:text-properties fo:font-size="18pt"/>
    </style:style>
    <style:style style:name="P36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  <style:text-properties fo:font-size="18pt"/>
    </style:style>
    <style:style style:name="P37" style:family="paragraph">
      <style:paragraph-properties fo:margin-left="0.895cm" fo:margin-right="0cm" fo:margin-top="0.141cm" fo:margin-bottom="0cm" fo:line-height="102%" fo:text-indent="-0.895cm" style:punctuation-wrap="hanging" style:line-break="strict" style:writing-mode="lr-tb"/>
      <style:text-properties fo:font-size="18pt"/>
    </style:style>
    <style:style style:name="P38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  <style:text-properties fo:font-size="18pt"/>
    </style:style>
    <style:style style:name="P39" style:family="paragraph">
      <style:paragraph-properties fo:margin-left="0cm" fo:margin-right="0cm" fo:line-height="100%" fo:text-indent="0cm" style:punctuation-wrap="hanging" style:line-break="strict"/>
    </style:style>
    <style:style style:name="P4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2" style:family="paragraph">
      <style:paragraph-properties fo:margin-left="0cm" fo:margin-right="0cm" fo:margin-top="0.176cm" fo:margin-bottom="0cm" fo:line-height="80%" fo:text-indent="0cm" style:punctuation-wrap="hanging" style:line-break="strict"/>
      <style:text-properties fo:font-size="18pt"/>
    </style:style>
    <style:style style:name="T1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3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4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5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6" style:family="text">
      <style:text-properties fo:color="#ff0000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4pt" fo:language="ar" fo:country="SA" fo:font-style="normal" fo:text-shadow="none" style:text-underline-style="none" fo:font-weight="normal" style:font-family-asian="Arial" style:font-pitch-asian="variable" style:font-size-asian="14pt" style:language-asian="ar" style:country-asian="SA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8" style:family="text">
      <style:text-properties fo:color="#000000" fo:font-family="Verdana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9" style:family="text">
      <style:text-properties fo:color="#000000" fo:font-family="Verdana" style:font-family-generic="swiss" style:font-pitch="variable" fo:font-size="14pt" fo:language="en" fo:country="GB" style:font-size-asian="14pt" style:font-size-complex="14pt"/>
    </style:style>
    <style:style style:name="T10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11" style:family="text">
      <style:text-properties fo:font-size="20pt" fo:language="en" fo:country="GB" style:font-size-asian="20pt" style:font-size-complex="20pt"/>
    </style:style>
    <style:style style:name="T12" style:family="text">
      <style:text-properties fo:color="#ff00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13" style:family="text">
      <style:text-properties fo:color="#000000" fo:font-family="Verdana" style:font-family-generic="swiss" style:font-pitch="variable" fo:font-size="12pt" fo:language="en" fo:country="GB" style:font-size-asian="12pt" style:font-size-complex="12pt"/>
    </style:style>
    <style:style style:name="T14" style:family="text">
      <style:text-properties fo:color="#ff0000" fo:font-family="'Courier New'" style:font-family-generic="modern" style:font-pitch="fixed" fo:font-size="12pt" fo:language="ar" fo:country="SA" fo:font-weight="bold" style:font-family-asian="'Courier New'" style:font-family-generic-asian="modern" style:font-pitch-asian="fixed" style:font-size-asian="12pt" style:language-asian="ar" style:country-asian="SA" style:font-weight-asian="bold" style:font-family-complex="'Courier New'" style:font-family-generic-complex="modern" style:font-pitch-complex="fixed" style:font-size-complex="12pt" style:font-weight-complex="bold"/>
    </style:style>
    <style:style style:name="T15" style:family="text">
      <style:text-properties fo:color="#ff0000" fo:font-family="'Courier New'" style:font-family-generic="modern" style:font-pitch="fixed" fo:font-size="12pt" fo:language="ar" fo:country="SA" style:font-family-asian="'Courier New'" style:font-family-generic-asian="modern" style:font-pitch-asian="fixed" style:font-size-asian="12pt" style:language-asian="ar" style:country-asian="SA" style:font-family-complex="'Courier New'" style:font-family-generic-complex="modern" style:font-pitch-complex="fixed" style:font-size-complex="12pt"/>
    </style:style>
    <style:style style:name="T16" style:family="text">
      <style:text-properties fo:color="#ff0000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7" style:family="text">
      <style:text-properties fo:color="#ff0000" fo:font-family="'Courier New'" style:font-family-generic="modern" style:font-pitch="fixed" fo:font-size="12pt" fo:language="en" fo:country="GB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8" style:family="text">
      <style:text-properties fo:color="#0000ff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19" style:family="text">
      <style:text-properties fo:color="#92d050" fo:font-family="Verdana" style:font-family-generic="swiss" style:font-pitch="variable" fo:font-size="14pt" fo:language="en" fo:country="GB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92d050" fo:font-family="'Courier New'" style:font-family-generic="modern" style:font-pitch="fixed" fo:font-size="14pt" fo:language="en" fo:country="GB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21" style:family="text">
      <style:text-properties fo:color="#000000" fo:font-family="Verdana" style:font-family-generic="swiss" style:font-pitch="variable" fo:font-size="12pt" fo:language="en" fo:country="GB" style:font-size-asian="12pt" style:font-size-complex="12pt"/>
    </style:style>
    <style:style style:name="T22" style:family="text">
      <style:text-properties fo:color="#000000" fo:font-family="Verdana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23" style:family="text">
      <style:text-properties fo:color="#ff0000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24" style:family="text">
      <style:text-properties fo:color="#0000ff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25" style:family="text">
      <style:text-properties fo:color="#ff0000" fo:font-family="'Courier New'" style:font-family-generic="modern" style:font-pitch="fixed" fo:font-size="12pt" fo:language="en" fo:country="GB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26" style:family="text">
      <style:text-properties fo:font-size="28pt" fo:language="en" fo:country="GB" style:font-size-asian="28pt" style:font-size-complex="28pt"/>
    </style:style>
    <style:style style:name="T27" style:family="text">
      <style:text-properties fo:color="#ff00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8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29" style:family="text">
      <style:text-properties fo:color="#000000" fo:font-family="Verdana" style:font-family-generic="swiss" style:font-pitch="variable" fo:font-size="18pt" fo:language="en" fo:country="GB"/>
    </style:style>
    <style:style style:name="T30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31" style:family="text">
      <style:text-properties fo:color="#ff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32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33" style:family="text">
      <style:text-properties fo:color="#000000" fo:font-family="Verdana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34" style:family="text">
      <style:text-properties fo:color="#000000" fo:font-family="Verdana" style:font-family-generic="swiss" style:font-pitch="variable" fo:font-size="16pt" fo:language="en" fo:country="GB" fo:font-weight="normal" style:font-size-asian="16pt" style:font-weight-asian="normal" style:font-size-complex="16pt" style:font-weight-complex="normal"/>
    </style:style>
    <style:style style:name="T35" style:family="text">
      <style:text-properties fo:color="#ff0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6" style:family="text">
      <style:text-properties fo:color="#0000ff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7" style:family="text">
      <style:text-properties fo:color="#ff0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8" style:family="text">
      <style:text-properties fo:color="#00ae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9" style:family="text">
      <style:text-properties fo:color="#00ae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0" style:family="text">
      <style:text-properties fo:color="#00b05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1" style:family="text">
      <style:text-properties fo:color="#000000" fo:font-size="18pt"/>
    </style:style>
    <style:style style:name="T42" style:family="text">
      <style:text-properties fo:color="#000000" fo:font-size="20pt" fo:language="en" fo:country="GB" style:font-size-asian="20pt" style:font-size-complex="20pt"/>
    </style:style>
    <style:style style:name="T43" style:family="text">
      <style:text-properties fo:color="#000000" fo:font-size="20pt" fo:language="en" fo:country="GB" fo:font-weight="bold" style:font-size-asian="20pt" style:font-weight-asian="bold" style:font-size-complex="20pt" style:font-weight-complex="bold"/>
    </style:style>
    <style:style style:name="T44" style:family="text">
      <style:text-properties fo:color="#000000" fo:font-size="20pt" fo:language="en" fo:country="GB" fo:font-weight="normal" style:font-size-asian="20pt" style:font-weight-asian="normal" style:font-size-complex="20pt" style:font-weight-complex="normal"/>
    </style:style>
    <style:style style:name="T45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46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47" style:family="text">
      <style:text-properties fo:color="#000000" fo:font-family="Arial" style:font-family-generic="swiss" style:font-pitch="variable" fo:font-size="16pt" fo:language="en" fo:country="GB" fo:font-weight="normal" style:font-size-asian="16pt" style:font-weight-asian="normal" style:font-size-complex="16pt" style:font-weight-complex="normal"/>
    </style:style>
    <style:style style:name="T48" style:family="text">
      <style:text-properties fo:color="#000000" fo:font-family="Arial" style:font-family-generic="swiss" style:font-pitch="variable" fo:font-size="20pt" fo:language="en" fo:country="GB" fo:font-weight="bold" style:font-size-asian="20pt" style:font-weight-asian="normal" style:font-size-complex="20pt" style:font-weight-complex="normal"/>
    </style:style>
    <style:style style:name="T49" style:family="text">
      <style:text-properties fo:color="#000000" fo:font-family="Arial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50" style:family="text">
      <style:text-properties fo:color="#000000" fo:font-family="Arial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51" style:family="text">
      <style:text-properties fo:color="#00b05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52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53" style:family="text">
      <style:text-properties fo:color="#ff00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54" style:family="text">
      <style:text-properties fo:color="#00ae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55" style:family="text">
      <style:text-properties fo:color="#00ae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56" style:family="text">
      <style:text-properties fo:color="#ff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57" style:family="text">
      <style:text-properties fo:color="#0000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58" style:family="text">
      <style:text-properties fo:color="#00ff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59" style:family="text">
      <style:text-properties fo:color="#ff00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60" style:family="text">
      <style:text-properties fo:color="#000000" fo:font-family="Verdana" style:font-family-generic="swiss" style:font-pitch="variable" fo:font-size="18pt" fo:language="en" fo:country="GB" fo:font-weight="bold" style:font-weight-asian="bold" style:font-weight-complex="bold"/>
    </style:style>
    <style:style style:name="T61" style:family="text">
      <style:text-properties fo:color="#000000" fo:font-size="20pt" fo:language="en" fo:country="GB" fo:font-style="italic" style:font-size-asian="20pt" style:font-style-asian="italic" style:font-size-complex="20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78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996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948cm" text:min-label-width="0.98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•">
        <style:list-level-properties text:min-label-width="0.89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3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1.01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">
        <style:list-level-properties text:min-label-width="1.01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1.59cm" svg:height="4.167cm" svg:x="2.006cm" svg:y="8.074cm">
          <text:list text:style-name="L1">
            <text:list-header>
              <text:p text:style-name="P3"><text:span text:style-name="T2">R programming techniq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6" draw:text-style-name="P13" draw:layer="layout" svg:width="11.219cm" svg:height="9.192cm" svg:x="12.936cm" svg:y="8.9cm">
          <text:list text:style-name="L2">
            <text:list-item>
              <text:p text:style-name="P9"><text:span text:style-name="T4">Arithmetic with vector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Rank ordering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rank(x)</text:span></text:p>
            </text:list-header>
          </text:list>
          <text:list text:style-name="L3">
            <text:list-item>
              <text:list>
                <text:list-item>
                  <text:p text:style-name="P10"><text:span text:style-name="T5">Quantiles</text:span></text:p>
                </text:list-item>
              </text:list>
            </text:list-item>
            <text:list-item>
              <text:p text:style-name="P10"><text:span text:style-name="T6">quantile(x); boxplot(x)</text:span></text:p>
              <text:list>
                <text:list-item>
                  <text:p text:style-name="P10"><text:span text:style-name="T5">Square Root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sqrt(x)</text:span></text:p>
            </text:list-header>
          </text:list>
          <text:list text:style-name="L3">
            <text:list-item>
              <text:list>
                <text:list-item>
                  <text:p text:style-name="P10"><text:span text:style-name="T5">Standard deviation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sd(x)</text:span></text:p>
            </text:list-header>
          </text:list>
          <text:list text:style-name="L3">
            <text:list-item>
              <text:list>
                <text:list-item>
                  <text:p text:style-name="P10"><text:span text:style-name="T5">Trigonometry functions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tan(x) ; cos(x) ; sin(x)</text:span></text:p>
              <text:p text:style-name="P11"><text:span text:style-name="T6"/></text:p>
              <text:p text:style-name="P12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3" draw:layer="layout" svg:width="11.214cm" svg:height="9.777cm" svg:x="0.802cm" svg:y="8.93cm">
          <text:list text:style-name="L2">
            <text:list-item>
              <text:p text:style-name="P9"><text:span text:style-name="T4">Arithmetic with vectors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5">Min / Max value number in a series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min(x) ; max(x)</text:span></text:p>
            </text:list-header>
          </text:list>
          <text:list text:style-name="L5">
            <text:list-item>
              <text:list>
                <text:list-item>
                  <text:p text:style-name="P10"><text:span text:style-name="T5">Sum of values in a series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sum(x)</text:span></text:p>
            </text:list-header>
          </text:list>
          <text:list text:style-name="L5">
            <text:list-item>
              <text:list>
                <text:list-item>
                  <text:p text:style-name="P10"><text:span text:style-name="T5">Average estimates (mean / median)</text:span><text:span text:style-name="T7">‏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mean(x) ; median(x)</text:span></text:p>
            </text:list-header>
          </text:list>
          <text:list text:style-name="L5">
            <text:list-item>
              <text:list>
                <text:list-item>
                  <text:p text:style-name="P10"><text:span text:style-name="T5">Range of values in a series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range(x)</text:span></text:p>
            </text:list-header>
          </text:list>
          <text:list text:style-name="L5">
            <text:list-item>
              <text:list>
                <text:list-item>
                  <text:p text:style-name="P10"><text:span text:style-name="T5">Variance</text:span></text:p>
                </text:list-item>
              </text:list>
            </text:list-item>
          </text:list>
          <text:list text:style-name="L4">
            <text:list-header>
              <text:p text:style-name="P11"><text:span text:style-name="T6">var(x)</text:span></text:p>
              <text:p text:style-name="P11"><text:span text:style-name="T8"/></text:p>
            </text:list-header>
          </text:list>
          <text:list text:style-name="L1">
            <text:list-header>
              <text:p text:style-name="P12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4"><text:span text:style-name="T10">Basic <text:s/>R 'Built-in' functions</text:span><text:span text:style-name="T10"><text:line-break/></text:span><text:span text:style-name="T10">for working with 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23.734cm" svg:height="4.019cm" svg:x="0.585cm" svg:y="4.458cm" presentation:class="outline" presentation:user-transformed="true">
          <draw:text-box>
            <text:list text:style-name="L6">
              <text:list-item>
                <text:p text:style-name="P15"><text:span text:style-name="T11">R has many built-in functions for doing simple calculations on objects. Start with a random sample of 15 numbers from 1 to 100 and try the functions below.</text:span></text:p>
              </text:list-item>
            </text:list>
            <text:list text:style-name="L4">
              <text:list-header>
                <text:p text:style-name="P16"><text:span text:style-name="T12"><text:s text:c="2"/></text:span><text:span text:style-name="T12">&gt; x&lt;-sample(100,15)</text:span></text:p>
              </text:list-header>
              <text:list-item>
                <text:p text:style-name="P16"><text:span text:style-name="T12"><text:s text:c="2"/></text:span></text:p>
              </text:list-item>
            </text:list>
          </draw:text-box>
        </draw:fram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1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1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1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9" draw:text-style-name="P20" draw:layer="layout" svg:width="11.219cm" svg:height="12.568cm" svg:x="12.907cm" svg:y="4.458cm">
          <text:list text:style-name="L2">
            <text:list-item>
              <text:p text:style-name="P18"><text:span text:style-name="T13">Names of objects</text:span></text:p>
            </text:list-item>
          </text:list>
          <text:list text:style-name="L4">
            <text:list-header>
              <text:p text:style-name="P19"><text:span text:style-name="T6">names(…)</text:span></text:p>
            </text:list-header>
            <text:list-item>
              <text:p text:style-name="P19"><text:span text:style-name="T14">colnames(...)</text:span></text:p>
            </text:list-item>
            <text:list-item>
              <text:p text:style-name="P19"><text:span text:style-name="T14">rownames(...)</text:span></text:p>
            </text:list-item>
          </text:list>
          <text:list text:style-name="L2">
            <text:list-item>
              <text:p text:style-name="P18"><text:span text:style-name="T13">Return length of an object, number of rows or columns of a dataframe or matrix</text:span></text:p>
            </text:list-item>
          </text:list>
          <text:list text:style-name="L4">
            <text:list-header>
              <text:p text:style-name="P19"><text:span text:style-name="T6">length(…)</text:span></text:p>
              <text:p text:style-name="P19"><text:span text:style-name="T6">nrow(…)</text:span></text:p>
              <text:p text:style-name="P19"><text:span text:style-name="T6">ncol(…)</text:span></text:p>
              <text:p text:style-name="P19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56cm" svg:height="3.175cm" svg:x="1.27cm" svg:y="0.558cm">
          <text:list text:style-name="L1">
            <text:list-header>
              <text:p text:style-name="P1"><text:span text:style-name="T10">Basic <text:s/>R 'Built-in' functions</text:span><text:span text:style-name="T10"><text:line-break/></text:span><text:span text:style-name="T10">for working with vari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11.123cm" svg:height="12.568cm" svg:x="1.27cm" svg:y="4.458cm">
          <text:list text:style-name="L7">
            <text:list-item>
              <text:p text:style-name="P3"><text:span text:style-name="T13"><text:s/></text:span><text:span text:style-name="T13">list &amp; remove objects</text:span></text:p>
            </text:list-item>
          </text:list>
          <text:list text:style-name="L4">
            <text:list-header>
              <text:p text:style-name="P3"><text:span text:style-name="T16">ls(), rm()</text:span></text:p>
              <text:p text:style-name="P3"><text:span text:style-name="T16">rm(list=ls())</text:span><text:span text:style-name="T17"> </text:span><text:span text:style-name="T18"># get rid of everything</text:span></text:p>
            </text:list-header>
          </text:list>
          <text:list text:style-name="L7">
            <text:list-item>
              <text:p text:style-name="P3"><text:span text:style-name="T13"><text:s/></text:span><text:span text:style-name="T13">Add rows or columns to a data frame, </text:span><text:span text:style-name="T19">df</text:span><text:span text:style-name="T13">. <text:s/>Row bind, column bind</text:span></text:p>
            </text:list-item>
          </text:list>
          <text:list text:style-name="L4">
            <text:list-header>
              <text:p text:style-name="P3"><text:span text:style-name="T16">rbind(</text:span><text:span text:style-name="T20">df</text:span><text:span text:style-name="T16">,...), cbind(</text:span><text:span text:style-name="T20">df</text:span><text:span text:style-name="T16">,...)</text:span></text:p>
            </text:list-header>
          </text:list>
          <text:list text:style-name="L7">
            <text:list-item>
              <text:p text:style-name="P3"><text:span text:style-name="T13"><text:s/></text:span><text:span text:style-name="T13">Remove a row, or column, from a data frame.</text:span></text:p>
            </text:list-item>
          </text:list>
          <text:list text:style-name="L4">
            <text:list-header>
              <text:p text:style-name="P3"><text:span text:style-name="T16">df[-1,]</text:span><text:span text:style-name="T17"> </text:span><text:span text:style-name="T18"># remove first row</text:span></text:p>
            </text:list-header>
          </text:list>
          <text:p text:style-name="P3"><text:span text:style-name="T16">df[,-1]</text:span><text:span text:style-name="T17"> </text:span><text:span text:style-name="T18"># remove first column</text:span></text:p>
          <draw:enhanced-geometry svg:viewBox="0 0 21600 21600" draw:type="mso-spt202" draw:enhanced-path="M 0 0 L 21600 0 21600 21600 0 21600 0 0 Z N"/>
        </draw:custom-shape>
        <draw:frame draw:style-name="gr11" draw:layer="layout" svg:width="24.052cm" svg:height="6.671cm" svg:x="1.085cm" svg:y="11.246cm">
          <draw:text-box>
            <text:p text:style-name="P3"><text:span text:style-name="T21">Sorting a vector with </text:span><text:span text:style-name="T22">sort</text:span><text:span text:style-name="T21">:</text:span></text:p>
            <text:p text:style-name="P3"><text:span text:style-name="T23">sort(patients$Second_Name)</text:span></text:p>
            <text:p text:style-name="P3"><text:span text:style-name="T24">[1] "Baker" <text:s text:c="2"/>"Daniels" "Davis" <text:s text:c="2"/>"Edwards" "Evans" <text:s text:c="2"/>"Jones" <text:s text:c="2"/>"Parker" <text:s/>"Roberts" "Smith" <text:s text:c="2"/>"Wilson"</text:span></text:p>
            <text:p text:style-name="P3"><text:span text:style-name="T21"><text:s/></text:span><text:span text:style-name="T21">Sorting a data frame by one variable with </text:span><text:span text:style-name="T22">order</text:span><text:span text:style-name="T21">:</text:span></text:p>
            <text:p text:style-name="P3"><text:span text:style-name="T23">order(patients$Second_Name)</text:span></text:p>
            <text:p text:style-name="P3"><text:span text:style-name="T24">[1] <text:s/>5 <text:s/>6 <text:s/>4 <text:s/>7 <text:s/>3 <text:s/>1 <text:s/>2 <text:s/>9 <text:s/>8 10</text:span></text:p>
            <text:p text:style-name="P3"><text:span text:style-name="T23">patients[order(patients$Second_Name),]</text:span></text:p>
            <text:p text:style-name="P3"><text:span text:style-name="T25"/></text:p>
          </draw:text-box>
        </draw:fram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2.803cm" svg:height="3.136cm" svg:x="1.269cm" svg:y="0.753cm" presentation:class="title" presentation:user-transformed="true">
          <draw:text-box>
            <text:list text:style-name="L1">
              <text:list-header>
                <text:p text:style-name="P21"><text:span text:style-name="T26">Looping - informal introduction</text:span></text:p>
              </text:list-header>
            </text:list>
          </draw:text-box>
        </draw:frame>
        <draw:frame presentation:style-name="pr2" draw:text-style-name="P7" draw:layer="layout" svg:width="23.734cm" svg:height="12.515cm" svg:x="0.585cm" svg:y="4.457cm" presentation:class="outline" presentation:user-transformed="true">
          <draw:text-box>
            <text:list text:style-name="L6">
              <text:list-item>
                <text:p text:style-name="P15"><text:span text:style-name="T11">What if we had 100 data files to load in, and we wanted to load them all into one data frame?</text:span></text:p>
              </text:list-item>
              <text:list-item>
                <text:p text:style-name="P15"><text:span text:style-name="T11">We could do this:</text:span></text:p>
              </text:list-item>
            </text:list>
            <text:list text:style-name="L4">
              <text:list-header>
                <text:p text:style-name="P16"><text:span text:style-name="T12"><text:s text:c="2"/></text:span><text:span text:style-name="T12">&gt; colony&lt;-data.frame() <text:s text:c="3"/># Start with empty data frame</text:span></text:p>
              </text:list-header>
              <text:list-item>
                <text:p text:style-name="P16"><text:span text:style-name="T12"><text:s text:c="2"/></text:span><text:span text:style-name="T12">&gt; colony&lt;-rbind(colony, read.csv("11_CFA_Run1Counts.csv</text:span><text:span text:style-name="T27">"</text:span><text:span text:style-name="T12">))</text:span></text:p>
              </text:list-item>
            </text:list>
            <text:p text:style-name="P16"><text:span text:style-name="T27"><text:s text:c="2"/></text:span><text:span text:style-name="T27">&gt; colony&lt;-rbind(colony, read.csv("11_CFA_Run2Counts.csv"))</text:span></text:p>
            <text:p text:style-name="P16"><text:span text:style-name="T27"><text:s text:c="2"/></text:span><text:span text:style-name="T27">&gt; colony&lt;-rbind(colony, read.csv("11_CFA_Run3Counts.csv"))</text:span></text:p>
            <text:p text:style-name="P16"><text:span text:style-name="T27"><text:s text:c="2"/></text:span><text:span text:style-name="T27">...</text:span></text:p>
            <text:p text:style-name="P16"><text:span text:style-name="T27"><text:s text:c="2"/></text:span><text:span text:style-name="T27">&gt; colony&lt;-rbind(colony, read.csv("11_CFA_Run100Counts.csv"))</text:span></text:p>
            <text:list text:style-name="L8">
              <text:list-header>
                <text:p text:style-name="P22"><text:span text:style-name="T11">But this will be boring to type, difficult to change, and prone to error.</text:span></text:p>
              </text:list-header>
              <text:list-item>
                <text:p text:style-name="P22"><text:span text:style-name="T11">As we are doing the same thing 100 times, but with a different file name each time, we can use a </text:span><text:span text:style-name="T28">loop</text:span><text:span text:style-name="T11"> instead.</text:span></text:p>
              </text:list-item>
            </text:list>
            <text:list text:style-name="L4">
              <text:list-header>
                <text:p text:style-name="P16"><text:span text:style-name="T12"/></text:p>
              </text:list-header>
            </text:list>
          </draw:text-box>
        </draw:frame>
        <presentation:notes draw:style-name="dp2">
          <draw:page-thumbnail draw:style-name="gr12" draw:layer="layout" svg:width="14.151cm" svg:height="10.598cm" svg:x="2.755cm" svg:y="2.124cm" draw:page-number="4" presentation:class="page"/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3" draw:text-style-name="P4" draw:layer="layout" svg:width="22.856cm" svg:height="12.568cm" svg:x="1.27cm" svg:y="4.458cm">
          <text:list text:style-name="L9">
            <text:list-item>
              <text:p text:style-name="P3"><text:span text:style-name="T29">Looping</text:span></text:p>
            </text:list-item>
          </text:list>
          <text:list text:style-name="L10">
            <text:list-item>
              <text:list>
                <text:list-item>
                  <text:p text:style-name="P23"><text:span text:style-name="T30">Iterate over a set of values (</text:span><text:span text:style-name="T31">for </text:span><text:span text:style-name="T30">loop)</text:span></text:p>
                </text:list-item>
                <text:list-item>
                  <text:p text:style-name="P23"><text:span text:style-name="T30">or while a condition is met (</text:span><text:span text:style-name="T31">while </text:span><text:span text:style-name="T30">loop) </text:span></text:p>
                </text:list-item>
              </text:list>
              <text:p text:style-name="P23"><text:span text:style-name="T30"/></text:p>
            </text:list-item>
            <text:list-item>
              <text:p text:style-name="P23"><text:span text:style-name="T30"><text:s/></text:span><text:span text:style-name="T30">Loops are very common in most programming languages, but are not as common in R. Because R can do vectorized calculations, there is no need to use loops to do most things – for example, to sum two vectors.</text:span></text:p>
              <text:p text:style-name="P23"><text:span text:style-name="T30"/></text:p>
            </text:list-item>
            <text:list-item>
              <text:p text:style-name="P23"><text:span text:style-name="T30"><text:s/></text:span><text:span text:style-name="T30">Loops are multi-line commands. R will execute them only after the whole loop has been typed in. Use Rstudio editor to type it all in, don't do it in R console! </text:span></text:p>
              <text:p text:style-name="P23"><text:span text:style-name="T30"/></text:p>
              <text:p text:style-name="P23"><text:span text:style-name="T3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R language elements</text:span><text:span text:style-name="T10"><text:line-break/></text:span><text:span text:style-name="T32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LOOPS</text:span><text:span text:style-name="T10"><text:line-break/></text:span><text:span text:style-name="T32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22.732cm" svg:height="6.5cm" svg:x="1.27cm" svg:y="4.498cm">
          <text:list text:style-name="L9">
            <text:list-item>
              <text:p text:style-name="P3"><text:span text:style-name="T4">We can generate a filename using </text:span><text:span text:style-name="T33">paste</text:span><text:span text:style-name="T34">:</text:span></text:p>
            </text:list-item>
          </text:list>
          <text:p text:style-name="P24"><text:span text:style-name="T35">paste("11_CFA_Run",1,"Counts.csv",sep="")</text:span></text:p>
          <text:p text:style-name="P25"><text:span text:style-name="T36">[1] "11_CFA_Run1Counts.csv"</text:span></text:p>
          <text:list text:continue-numbering="true" text:style-name="L9">
            <text:list-item>
              <text:p text:style-name="P3"><text:span text:style-name="T4">So we can load all the files using a </text:span><text:span text:style-name="T33">for</text:span><text:span text:style-name="T4"> loop as follows:</text:span></text:p>
            </text:list-item>
          </text:list>
          <text:list text:style-name="L4">
            <text:list-header>
              <text:p text:style-name="P24"><text:span text:style-name="T37">colony&lt;-data.frame()</text:span></text:p>
            </text:list-header>
            <text:list-item>
              <text:p text:style-name="P24"><text:span text:style-name="T37">for (</text:span><text:span text:style-name="T38">f</text:span><text:span text:style-name="T37"> in </text:span><text:span text:style-name="T38">1:100</text:span><text:span text:style-name="T37">) {</text:span></text:p>
              <text:p text:style-name="P24"><text:span text:style-name="T37"><text:s text:c="2"/></text:span><text:span text:style-name="T38"><text:s/></text:span><text:span text:style-name="T35">t&lt;-read.csv(paste("11_CFA_Run",</text:span><text:span text:style-name="T39">f</text:span><text:span text:style-name="T35">,"Counts.csv",sep=""))</text:span></text:p>
            </text:list-item>
          </text:list>
          <text:list text:style-name="L11">
            <text:list-header>
              <text:p text:style-name="P24"><text:span text:style-name="T37"><text:s text:c="3"/></text:span><text:span text:style-name="T37">colony&lt;-rbind(colony,t)</text:span></text:p>
            </text:list-header>
            <text:list-item>
              <text:p text:style-name="P24"><text:span text:style-name="T37">}</text:span></text:p>
            </text:list-item>
          </text:list>
          <text:list text:style-name="L9">
            <text:list-item>
              <text:p text:style-name="P26"><text:span text:style-name="T4">Or we could use a </text:span><text:span text:style-name="T33">while</text:span><text:span text:style-name="T4"> loop:</text:span></text:p>
            </text:list-item>
          </text:list>
          <text:list text:style-name="L4">
            <text:list-header>
              <text:p text:style-name="P24"><text:span text:style-name="T38">f &lt;- 1</text:span></text:p>
            </text:list-header>
            <text:list-item>
              <text:p text:style-name="P24"><text:span text:style-name="T37">colony&lt;-data.frame()</text:span></text:p>
            </text:list-item>
            <text:list-item>
              <text:p text:style-name="P24"><text:span text:style-name="T37">while ( </text:span><text:span text:style-name="T38">f &lt;= 100</text:span><text:span text:style-name="T37"> ) {</text:span></text:p>
              <text:p text:style-name="P24"><text:span text:style-name="T37"><text:s text:c="2"/></text:span><text:span text:style-name="T38"><text:s/></text:span><text:span text:style-name="T35">t&lt;-read.csv(paste("11_CFA_Run",</text:span><text:span text:style-name="T39">f</text:span><text:span text:style-name="T35">,"Counts.csv",sep=""))</text:span></text:p>
            </text:list-item>
          </text:list>
          <text:p text:style-name="P24"><text:span text:style-name="T35"><text:s text:c="3"/></text:span><text:span text:style-name="T35">colony&lt;-rbind(colony,t)</text:span></text:p>
          <text:list text:continue-numbering="true" text:style-name="L4">
            <text:list-item>
              <text:p text:style-name="P24"><text:span text:style-name="T38"><text:s text:c="3"/></text:span><text:span text:style-name="T38">f &lt;- f + 1</text:span></text:p>
            </text:list-item>
          </text:list>
          <text:list text:style-name="L11">
            <text:list-header>
              <text:p text:style-name="P24"><text:span text:style-name="T37">}</text:span></text:p>
            </text:list-header>
          </text:list>
          <text:list text:style-name="L9">
            <text:list-header>
              <text:p text:style-name="P26"><text:span text:style-name="T40"/></text:p>
            </text:list-header>
          </text:list>
          <text:list text:style-name="L11">
            <text:list-header>
              <text:p text:style-name="P27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9" draw:layer="layout" svg:width="6.951cm" svg:height="1.877cm" svg:x="11.177cm" svg:y="13.345cm">
          <text:p text:style-name="P28"><text:span text:style-name="T41">when this condition is </text:span></text:p>
          <text:p text:style-name="P28"><text:span text:style-name="T41">false the loop sto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layer="layout" svg:x1="11.178cm" svg:y1="14.935cm" svg:x2="9.164cm" svg:y2="14.974cm">
          <text:p/>
        </draw:lin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17" draw:text-style-name="P33" draw:layer="layout" svg:width="22.86cm" svg:height="12.572cm" svg:x="1.27cm" svg:y="4.445cm">
          <text:list text:style-name="L4">
            <text:list-item>
              <text:p text:style-name="P30"><text:span text:style-name="T42">Suppose, for testing purposes, we only wanted to load the first 2 files in, to make sure our analysis worked on those before we load all the data in. We can use an </text:span><text:span text:style-name="T43">if</text:span><text:span text:style-name="T44"> statement to check for a condition:</text:span></text:p>
              <text:p text:style-name="P30"><text:span text:style-name="T45"/></text:p>
            </text:list-item>
            <text:list-item>
              <text:p text:style-name="P30"><text:span text:style-name="T45">colony&lt;-data.frame()</text:span></text:p>
            </text:list-item>
            <text:list-item>
              <text:p text:style-name="P30"><text:span text:style-name="T45">for (f in 1:100) { </text:span></text:p>
            </text:list-item>
            <text:list-item>
              <text:p text:style-name="P31"><text:span text:style-name="T45"><text:s text:c="4"/></text:span><text:span text:style-name="T45">if (f&lt;=2) {</text:span></text:p>
            </text:list-item>
          </text:list>
          <text:p text:style-name="P31"><text:span text:style-name="T45"><text:s text:c="8"/></text:span><text:span text:style-name="T35">t&lt;-read.csv(paste("11_CFA_Run",</text:span><text:span text:style-name="T39">f</text:span><text:span text:style-name="T35">,"Counts.csv",sep=""))</text:span></text:p>
          <text:p text:style-name="P31"><text:span text:style-name="T35"><text:s text:c="8"/></text:span><text:span text:style-name="T35">colony&lt;-rbind(colony,t)</text:span></text:p>
          <text:list text:continue-numbering="true" text:style-name="L4">
            <text:list-item>
              <text:p text:style-name="P31"><text:span text:style-name="T45"><text:s text:c="4"/></text:span><text:span text:style-name="T45">} else {</text:span></text:p>
              <text:p text:style-name="P31"><text:span text:style-name="T45"><text:s text:c="8"/></text:span><text:span text:style-name="T45">warning(paste("Not loading past file </text:span><text:span text:style-name="T46">", f</text:span><text:span text:style-name="T45">))</text:span></text:p>
            </text:list-item>
            <text:list-item>
              <text:p text:style-name="P31"><text:span text:style-name="T45"><text:s text:c="8"/></text:span><text:span text:style-name="T45">break</text:span></text:p>
            </text:list-item>
          </text:list>
          <text:list text:style-name="L11">
            <text:list-header>
              <text:p text:style-name="P32"><text:span text:style-name="T45"><text:s text:c="4"/></text:span><text:span text:style-name="T45">}</text:span></text:p>
            </text:list-header>
            <text:list-item>
              <text:p text:style-name="P32"><text:span text:style-name="T45">}</text:span></text:p>
            </text:list-item>
          </text:list>
          <text:p text:style-name="P30"><text:span text:style-name="T47"/></text:p>
          <text:p text:style-name="P30"><text:span text:style-name="T48">The </text:span><text:span text:style-name="T49">break</text:span><text:span text:style-name="T50"> statement ends the loop on whichever iteration has been reached. The </text:span><text:span text:style-name="T49">warning</text:span><text:span text:style-name="T50"> function prints out an error message, but carries on with the program (use </text:span><text:span text:style-name="T49">stop</text:span><text:span text:style-name="T50"> if you want to output an error and quit).</text:span></text:p>
          <text:list text:style-name="L1">
            <text:list-header>
              <text:p text:style-name="P32"><text:span text:style-name="T5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"><text:span text:style-name="T10">Loops with breaks</text:span><text:span text:style-name="T10"><text:line-break/></text:span><text:span text:style-name="T32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18" draw:text-style-name="P4" draw:layer="layout" svg:width="22.856cm" svg:height="12.568cm" svg:x="1.27cm" svg:y="4.458cm">
          <text:list text:style-name="L9">
            <text:list-item>
              <text:p text:style-name="P34"><text:span text:style-name="T4">Use an </text:span><text:span text:style-name="T33">if</text:span><text:span text:style-name="T34"> statement for any kind of condition testing.</text:span></text:p>
            </text:list-item>
          </text:list>
          <text:list text:style-name="L10">
            <text:list-item>
              <text:list>
                <text:list-header>
                  <text:p text:style-name="P35"><text:span text:style-name="T52"/></text:p>
                </text:list-header>
              </text:list>
            </text:list-item>
          </text:list>
          <text:list text:style-name="L9">
            <text:list-item>
              <text:p text:style-name="P36"><text:span text:style-name="T4">Different outcomes can be selected based on a condition within brackets.</text:span></text:p>
              <text:p text:style-name="P36"><text:span text:style-name="T4"/></text:p>
            </text:list-item>
          </text:list>
          <text:list text:style-name="L4">
            <text:list-header>
              <text:p text:style-name="P37"><text:span text:style-name="T53">if (</text:span><text:span text:style-name="T54">condition</text:span><text:span text:style-name="T53">) {</text:span></text:p>
              <text:p text:style-name="P37"><text:span text:style-name="T54">… </text:span><text:span text:style-name="T54">do this …</text:span></text:p>
              <text:p text:style-name="P37"><text:span text:style-name="T53">} else {</text:span></text:p>
              <text:p text:style-name="P37"><text:span text:style-name="T54">… </text:span><text:span text:style-name="T54">do something else …</text:span></text:p>
              <text:p text:style-name="P37"><text:span text:style-name="T53">}</text:span></text:p>
            </text:list-header>
          </text:list>
          <text:list text:style-name="L10">
            <text:list-item>
              <text:list>
                <text:list-item>
                  <text:p text:style-name="P35"><text:span text:style-name="T55">condition</text:span><text:span text:style-name="T52"> is any logical value, and can contain multiple conditions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8"><text:span text:style-name="T5">e.g. </text:span><text:span text:style-name="T56">(a==2 &amp; b &lt;5), </text:span><text:span text:style-name="T5">this is a compound conditional argument</text:span></text:p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36"><text:span text:style-name="T5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4"><text:span text:style-name="T10">Conditional branching</text:span><text:span text:style-name="T10"><text:line-break/></text:span><text:span text:style-name="T32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1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1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1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19" draw:text-style-name="P2" draw:layer="layout" svg:width="22.842cm" svg:height="3.197cm" svg:x="1.27cm" svg:y="0.741cm">
          <text:list text:style-name="L1">
            <text:list-header>
              <text:p text:style-name="P1"><text:span text:style-name="T10">Code formatting avoids bugs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4" draw:layer="layout" svg:width="22.229cm" svg:height="1.544cm" svg:x="1.27cm" svg:y="4.458cm">
          <text:list text:style-name="L13">
            <text:list-item>
              <text:p text:style-name="P3"><text:span text:style-name="T29">Code formatting is crucial for readability of loop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41" draw:layer="layout" svg:width="10.001cm" svg:height="4.824cm" svg:x="13cm" svg:y="6.438cm">
          <text:list text:style-name="L1">
            <text:list-header>
              <text:p text:style-name="P39"><text:span text:style-name="T57"><text:s/></text:span><text:span text:style-name="T57">f &lt;- 26</text:span></text:p>
              <text:p text:style-name="P39"><text:span text:style-name="T57"><text:s/></text:span><text:span text:style-name="T57">while( f != 0 ){</text:span></text:p>
              <text:p text:style-name="P39"><text:span text:style-name="T57"><text:s text:c="4"/></text:span><text:span text:style-name="T57">print(letters[f])</text:span></text:p>
              <text:p text:style-name="P39"><text:span text:style-name="T57"><text:s text:c="4"/></text:span><text:span text:style-name="T57">f &lt;- f-1</text:span></text:p>
              <text:p text:style-name="P39"><text:span text:style-name="T57"><text:s/></text:span><text:span text:style-name="T57">}</text:span></text:p>
            </text:list-header>
          </text:list>
          <text:list text:style-name="L14">
            <text:list-header>
              <text:p text:style-name="P40"><text:span text:style-name="T58"/></text:p>
            </text:list-header>
            <text:list-item>
              <text:p text:style-name="P40"><text:span text:style-name="T58">GOOD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41" draw:layer="layout" svg:width="7.501cm" svg:height="4.824cm" svg:x="2.496cm" svg:y="6.5cm">
          <text:list text:style-name="L1">
            <text:list-header>
              <text:p text:style-name="P39"><text:span text:style-name="T57"><text:s/></text:span><text:span text:style-name="T57">f&lt;-26</text:span></text:p>
              <text:p text:style-name="P39"><text:span text:style-name="T57"><text:s/></text:span><text:span text:style-name="T57">while(f!=0){</text:span></text:p>
              <text:p text:style-name="P39"><text:span text:style-name="T57"><text:s/></text:span><text:span text:style-name="T57">print(letters[f])</text:span></text:p>
              <text:p text:style-name="P39"><text:span text:style-name="T57"><text:s/></text:span><text:span text:style-name="T57">f&lt;-f-1 }</text:span></text:p>
            </text:list-header>
          </text:list>
          <text:list text:style-name="L4">
            <text:list-header>
              <text:p text:style-name="P39"><text:span text:style-name="T59"/></text:p>
              <text:p text:style-name="P40"><text:span text:style-name="T59">BAD!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4" draw:layer="layout" svg:width="22.388cm" svg:height="5.455cm" svg:x="1.116cm" svg:y="12.043cm">
          <text:list text:style-name="L15">
            <text:list-item>
              <text:p text:style-name="P3"><text:span text:style-name="T29">The code between brackets {} </text:span><text:span text:style-name="T60">always </text:span><text:span text:style-name="T29">is indented, this clearly separates what is executed once, and what is run multiple times</text:span></text:p>
            </text:list-item>
            <text:list-item>
              <text:p text:style-name="P3"><text:span text:style-name="T29">Trailing bracket } always alone on the line at the same indentation level as the initial bracket {</text:span></text:p>
            </text:list-item>
            <text:list-item>
              <text:p text:style-name="P3"><text:span text:style-name="T29">Use white spaces to divide the horizontal space between units of your code, e.g. around assignments, comparis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14.195cm" svg:height="10.641cm" svg:x="2.756cm" svg:y="2.12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23" draw:text-style-name="P33" draw:layer="layout" svg:width="22.86cm" svg:height="12.572cm" svg:x="1.27cm" svg:y="4.445cm">
          <text:list text:style-name="L4">
            <text:list-item>
              <text:p text:style-name="P42"><text:span text:style-name="T42">1. Load in the </text:span><text:span text:style-name="T43">colony</text:span><text:span text:style-name="T42"> data frame using a for loop. Three of the data files (but not the other 97!) are in the </text:span><text:span text:style-name="T61">Day_1_scripts</text:span><text:span text:style-name="T42"> folder. Load all three files into </text:span><text:span text:style-name="T43">colony</text:span><text:span text:style-name="T44">.</text:span></text:p>
            </text:list-item>
            <text:list-item>
              <text:p text:style-name="P42"><text:span text:style-name="T44"/></text:p>
            </text:list-item>
            <text:list-item>
              <text:p text:style-name="P42"><text:span text:style-name="T44">2. How many observations do you have? Find out by counting the number of rows in </text:span><text:span text:style-name="T43">colony</text:span><text:span text:style-name="T44"> using the </text:span><text:span text:style-name="T43">nrow</text:span><text:span text:style-name="T44"> function.</text:span></text:p>
            </text:list-item>
            <text:list-item>
              <text:p text:style-name="P42"><text:span text:style-name="T42"/></text:p>
            </text:list-item>
            <text:list-item>
              <text:p text:style-name="P42"><text:span text:style-name="T42">3. You have calculated that you will have sufficient power for your analysis if you have at least 70 observations. </text:span><text:span text:style-name="T44">Write a </text:span><text:span text:style-name="T43">while</text:span><text:span text:style-name="T44"> loop that will continue to load files until you have loaded at least 70 observations into the </text:span><text:span text:style-name="T43">colony</text:span><text:span text:style-name="T44"> data fram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4"><text:span text:style-name="T10">Exercise</text:span><text:span text:style-name="T10"><text:line-break/></text:span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1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1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1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24" draw:text-style-name="P33" draw:layer="layout" svg:width="22.86cm" svg:height="12.572cm" svg:x="1.27cm" svg:y="4.445cm">
          <text:list text:style-name="L4">
            <text:list-item>
              <text:p text:style-name="P42"><text:span text:style-name="T42">1. To load all three files, use the code from the first </text:span><text:span text:style-name="T43">for</text:span><text:span text:style-name="T44"> loop slide, but only specify three files</text:span><text:span text:style-name="T42">:</text:span></text:p>
            </text:list-item>
            <text:list-item>
              <text:p text:style-name="P42"><text:span text:style-name="T35">colony&lt;-data.frame()</text:span></text:p>
            </text:list-item>
          </text:list>
          <text:p text:style-name="P24"><text:span text:style-name="T35">for (</text:span><text:span text:style-name="T39">f</text:span><text:span text:style-name="T35"> in </text:span><text:span text:style-name="T39">1:3</text:span><text:span text:style-name="T35">) {</text:span></text:p>
          <text:p text:style-name="P24"><text:span text:style-name="T35"><text:s text:c="2"/></text:span><text:span text:style-name="T39"><text:s/></text:span><text:span text:style-name="T35">t&lt;-read.csv(paste("11_CFA_Run",</text:span><text:span text:style-name="T39">f</text:span><text:span text:style-name="T35">,"Counts.csv",sep=""))</text:span></text:p>
          <text:p text:style-name="P24"><text:span text:style-name="T35"><text:s text:c="3"/></text:span><text:span text:style-name="T35">colony&lt;-rbind(colony,t)</text:span></text:p>
          <text:p text:style-name="P24"><text:span text:style-name="T35">}</text:span></text:p>
          <text:list text:continue-numbering="true" text:style-name="L4">
            <text:list-item>
              <text:p text:style-name="P42"><text:span text:style-name="T42"><text:s/></text:span></text:p>
            </text:list-item>
            <text:list-item>
              <text:p text:style-name="P42"><text:span text:style-name="T42">2. Loading enough files to load 70 observations:</text:span></text:p>
            </text:list-item>
          </text:list>
          <text:p text:style-name="P24"><text:span text:style-name="T39">f &lt;- 1</text:span></text:p>
          <text:p text:style-name="P24"><text:span text:style-name="T35">colony&lt;-data.frame()</text:span></text:p>
          <text:p text:style-name="P24"><text:span text:style-name="T35">while ( </text:span><text:span text:style-name="T39">nrow(colony)&lt;=70</text:span><text:span text:style-name="T35"> ) {</text:span></text:p>
          <text:p text:style-name="P24"><text:span text:style-name="T35"><text:s text:c="2"/></text:span><text:span text:style-name="T39"><text:s/></text:span><text:span text:style-name="T35">t&lt;-read.csv(paste("11_CFA_Run",</text:span><text:span text:style-name="T39">f</text:span><text:span text:style-name="T35">,"Counts.csv",sep=""))</text:span></text:p>
          <text:p text:style-name="P24"><text:span text:style-name="T35"><text:s text:c="3"/></text:span><text:span text:style-name="T35">colony&lt;-rbind(colony,t)</text:span></text:p>
          <text:p text:style-name="P24"><text:span text:style-name="T39"><text:s text:c="3"/></text:span><text:span text:style-name="T39">f &lt;- f + 1</text:span></text:p>
          <text:p text:style-name="P24"><text:span text:style-name="T35">}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2.856cm" svg:height="3.175cm" svg:x="1.27cm" svg:y="0.758cm">
          <text:list text:style-name="L1">
            <text:list-header>
              <text:p text:style-name="P14"><text:span text:style-name="T10">Answers to exerci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1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1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1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158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cm" fo:min-width="0cm" fo:padding-top="0.139cm" fo:padding-bottom="0.139cm" fo:padding-left="0.276cm" fo:padding-right="0.276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51cm" svg:x2="24.553cm" svg:y2="3.514cm">
        <text:p/>
      </draw:line>
      <draw:frame presentation:style-name="Default-title" draw:layer="backgroundobjects" svg:width="22.798cm" svg:height="3.119cm" svg:x="1.27cm" svg:y="0.658cm" presentation:class="title" presentation:placeholder="true">
        <draw:text-box/>
      </draw:frame>
      <draw:frame presentation:style-name="Default-outline1" draw:layer="backgroundobjects" svg:width="22.798cm" svg:height="11.049cm" svg:x="1.27cm" svg:y="4.0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8.546cm" svg:height="1.41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8.546cm" svg:height="1.416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151cm" svg:height="10.598cm" svg:x="2.755cm" svg:y="2.124cm" presentation:class="page"/>
        <draw:frame presentation:style-name="Default-notes" draw:layer="backgroundobjects" svg:width="14.393cm" svg:height="12.731cm" svg:x="2.632cm" svg:y="13.503cm" presentation:class="notes" presentation:placeholder="true">
          <draw:text-box/>
        </draw:frame>
        <draw:custom-shape draw:style-name="Mgr6" draw:text-style-name="MP5" draw:layer="backgroundobjects" svg:width="8.546cm" svg:height="1.416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489cm" svg:height="1.359cm" svg:x="11.169cm" svg:y="27.004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 beginners guide to solving biological problems in R</dc:title>
    <meta:initial-creator>Ian Roberts</meta:initial-creator>
    <dc:date>2013-08-13T15:27:36</dc:date>
    <meta:print-date>2012-12-03T00:34:46</meta:print-date>
    <meta:editing-cycles>173</meta:editing-cycles>
    <meta:editing-duration>P25DT17H7M8S</meta:editing-duration>
    <meta:generator>OpenOffice.org/3.4.1$Unix OpenOffice.org_project/341m1$Build-9593</meta:generator>
    <meta:printed-by>Robert Stojnic</meta:printed-by>
    <meta:document-statistic meta:object-count="134"/>
  </office:meta>
</office:document-meta>
</file>